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5mm"/>
    </style:style>
    <style:style style:name="co2" style:family="table-column">
      <style:table-column-properties fo:break-before="auto" style:column-width="5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18.1mm" svg:height="114.49mm" svg:x="201.94mm" svg:y="4.78mm">
            <loext:p draw:notify-on-update-of-ranges="Sheet1.C2:Sheet1.C7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3.64mm" svg:height="122.72mm" svg:x="204.73mm" svg:y="125.12mm">
            <loext:p draw:notify-on-update-of-ranges="Sheet1.C2:Sheet1.C7 Sheet1.E2:Sheet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902100" calcext:value-type="float">
            <text:p>2902100</text:p>
          </table:table-cell>
          <table:table-cell table:style-name="ce1" office:value-type="float" office:value="10.09768979052" calcext:value-type="float">
            <text:p>10,1</text:p>
          </table:table-cell>
          <table:table-cell table:style-name="ce2" table:formula="of:=(1000000*[.D2])/[.C2]" office:value-type="float" office:value="3.47944240050998" calcext:value-type="float">
            <text:p>3,48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9021000" calcext:value-type="float">
            <text:p>29021000</text:p>
          </table:table-cell>
          <table:table-cell table:style-name="ce1" office:value-type="float" office:value="6.07371559167958" calcext:value-type="float">
            <text:p>6,07</text:p>
          </table:table-cell>
          <table:table-cell table:formula="of:=(1000000*[.D3])/[.C3]" office:value-type="float" office:value="0.2092869160842" calcext:value-type="float">
            <text:p>0,21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dddd,rule</text:p>
          </table:table-cell>
          <table:table-cell office:value-type="float" office:value="290210000" calcext:value-type="float">
            <text:p>290210000</text:p>
          </table:table-cell>
          <table:table-cell office:value-type="float" office:value="5.30783962103815" calcext:value-type="float">
            <text:p>5,31</text:p>
          </table:table-cell>
          <table:table-cell table:formula="of:=(1000000*[.D4])/[.C4]" office:value-type="float" office:value="0.0182896510149139" calcext:value-type="float">
            <text:p>0,02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day_mon,rule</text:p>
          </table:table-cell>
          <table:table-cell office:value-type="float" office:value="12130778" calcext:value-type="float">
            <text:p>12130778</text:p>
          </table:table-cell>
          <table:table-cell office:value-type="float" office:value="4.58451231543237" calcext:value-type="float">
            <text:p>4,58</text:p>
          </table:table-cell>
          <table:table-cell table:formula="of:=(1000000*[.D5])/[.C5]" office:value-type="float" office:value="0.377924014060134" calcext:value-type="float">
            <text:p>0,38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mon_dd,rule</text:p>
          </table:table-cell>
          <table:table-cell office:value-type="float" office:value="37756321" calcext:value-type="float">
            <text:p>37756321</text:p>
          </table:table-cell>
          <table:table-cell office:value-type="float" office:value="4.58451231543237" calcext:value-type="float">
            <text:p>4,58</text:p>
          </table:table-cell>
          <table:table-cell table:formula="of:=(1000000*[.D6])/[.C6]" office:value-type="float" office:value="0.121423703210712" calcext:value-type="float">
            <text:p>0,12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2730" calcext:value-type="float">
            <text:p>377273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7])/[.C7]" office:value-type="float" office:value="1.21517106059336" calcext:value-type="float">
            <text:p>1,22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b_rus_adj_fem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902100" calcext:value-type="float">
            <text:p>2902100</text:p>
          </table:table-cell>
          <table:table-cell table:style-name="ce1" office:value-type="float" office:value="10.09768979052" calcext:value-type="float">
            <text:p>10,1</text:p>
          </table:table-cell>
          <table:table-cell table:style-name="ce2" table:formula="of:=(1000000*[.D18])/[.C18]" office:value-type="float" office:value="3.47944240050998" calcext:value-type="float">
            <text:p>3,48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9021000" calcext:value-type="float">
            <text:p>29021000</text:p>
          </table:table-cell>
          <table:table-cell table:style-name="ce1" office:value-type="float" office:value="6.07371559167958" calcext:value-type="float">
            <text:p>6,07</text:p>
          </table:table-cell>
          <table:table-cell table:formula="of:=(1000000*[.D19])/[.C19]" office:value-type="float" office:value="0.2092869160842" calcext:value-type="float">
            <text:p>0,21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2730" calcext:value-type="float">
            <text:p>377273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20])/[.C20]" office:value-type="float" office:value="1.21517106059336" calcext:value-type="float">
            <text:p>1,22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D19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4:59:38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7S</meta:editing-duration>
    <meta:editing-cycles>3</meta:editing-cycles>
    <meta:generator>LibreOffice/5.2.0.4$Windows_x86 LibreOffice_project/066b007f5ebcc236395c7d282ba488bca6720265</meta:generator>
    <dc:date>2016-08-13T15:05:03.703000000</dc:date>
    <meta:document-statistic meta:table-count="3" meta:cell-count="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11cm" svg:height="11.45cm" xlink:href=".." xlink:type="simple" chart:class="chart:scatter" chart:style-name="ch1">
        <chart:plot-area chart:style-name="ch2" table:cell-range-address="Sheet1.C2:Sheet1.D7" svg:x="0.436cm" svg:y="0.229cm" svg:width="20.939cm" svg:height="10.992cm">
          <chartooo:coordinate-region svg:x="0.872cm" svg:y="0.428cm" svg:width="19.483cm" svg:height="10.14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7" chart:class="chart:scatter">
            <chart:domain table:cell-range-address="Sheet1.C2:Sheet1.C7"/>
            <chart:mean-value chart:style-name="ch6"/>
            <chart:regression-curve chart:style-name="ch7"/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2100">
                <text:p>2902100</text:p>
                <draw:g>
                  <svg:desc>Sheet1.C2:Sheet1.C7</svg:desc>
                </draw:g>
              </table:table-cell>
              <table:table-cell office:value-type="float" office:value="10.09768979052">
                <text:p>10.09768979052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21000">
                <text:p>290210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210000">
                <text:p>2902100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30778">
                <text:p>1213077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756321">
                <text:p>3775632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30">
                <text:p>3772730</text:p>
              </table:table-cell>
              <table:table-cell office:value-type="float" office:value="4.58451231543237">
                <text:p>4.5845123154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65cm" svg:height="12.273cm" xlink:href=".." xlink:type="simple" chart:class="chart:scatter" chart:style-name="ch1">
        <chart:plot-area chart:style-name="ch2" table:cell-range-address="Sheet1.C2:Sheet1.C7 Sheet1.E2:Sheet1.E7" svg:x="0.427cm" svg:y="0.245cm" svg:width="20.511cm" svg:height="11.783cm">
          <chartooo:coordinate-region svg:x="1.154cm" svg:y="0.444cm" svg:width="18.949cm" svg:height="10.9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7" chart:class="chart:scatter">
            <chart:domain table:cell-range-address="Sheet1.C2:Sheet1.C7"/>
            <chart:mean-value chart:style-name="ch6"/>
            <chart:regression-curve chart:style-name="ch7"/>
            <chart:data-point chart:repeated="5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2100">
                <text:p>2902100</text:p>
                <draw:g>
                  <svg:desc>Sheet1.C2:Sheet1.C7</svg:desc>
                </draw:g>
              </table:table-cell>
              <table:table-cell office:value-type="float" office:value="3.47944240050998">
                <text:p>3.47944240050998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21000">
                <text:p>29021000</text:p>
              </table:table-cell>
              <table:table-cell office:value-type="float" office:value="0.2092869160842">
                <text:p>0.209286916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210000">
                <text:p>290210000</text:p>
              </table:table-cell>
              <table:table-cell office:value-type="float" office:value="0.0182896510149139">
                <text:p>0.0182896510149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30778">
                <text:p>12130778</text:p>
              </table:table-cell>
              <table:table-cell office:value-type="float" office:value="0.377924014060134">
                <text:p>0.377924014060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756321">
                <text:p>37756321</text:p>
              </table:table-cell>
              <table:table-cell office:value-type="float" office:value="0.121423703210712">
                <text:p>0.121423703210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30">
                <text:p>3772730</text:p>
              </table:table-cell>
              <table:table-cell office:value-type="float" office:value="1.21517106059336">
                <text:p>1.215171060593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